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table:number-columns-spanned="10" table:number-rows-spanned="1">
            <text:p>METHOD 1: ROTATION &amp; ACTUAL TRANSLATION</text:p>
          </table:table-cell>
          <table:covered-table-cell table:number-columns-repeated="9" table:style-name="ce2"/>
          <table:table-cell table:style-name="ce2" table:number-columns-repeated="2"/>
        </table:table-row>
        <table:table-row table:style-name="ro2">
          <table:table-cell table:style-name="ce2" office:value-type="string">
            <text:p>Actual Angle</text:p>
          </table:table-cell>
          <table:table-cell table:number-columns-repeated="2" table:style-name="ce2" office:value-type="string">
            <text:p>Output Angle</text:p>
          </table:table-cell>
          <table:table-cell table:style-name="ce2" office:value-type="string">
            <text:p>Dx</text:p>
          </table:table-cell>
          <table:table-cell table:style-name="ce2" office:value-type="string">
            <text:p>D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x</text:p>
          </table:table-cell>
          <table:table-cell table:style-name="ce2" office:value-type="string">
            <text:p>Ty</text:p>
          </table:table-cell>
        </table:table-row>
        <table:table-row table:style-name="ro1">
          <table:table-cell office:value-type="string">
            <text:p>0-&gt;5</text:p>
          </table:table-cell>
          <table:table-cell office:value-type="float" office:value="0.0878627">
            <text:p>0.0878627</text:p>
          </table:table-cell>
          <table:table-cell table:formula="of:=[.B3]*(180/PI())" office:value-type="float" office:value="5.0341618866241">
            <text:p>5.0341618866</text:p>
          </table:table-cell>
          <table:table-cell office:value-type="float" office:value="0.00751872">
            <text:p>0.00751872</text:p>
          </table:table-cell>
          <table:table-cell office:value-type="float" office:value="-0.00295824">
            <text:p>-0.00295824</text:p>
          </table:table-cell>
          <table:table-cell office:value-type="float" office:value="1.49972">
            <text:p>1.49972</text:p>
          </table:table-cell>
          <table:table-cell office:value-type="float" office:value="0.00953389">
            <text:p>0.00953389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0-&gt;10</text:p>
          </table:table-cell>
          <table:table-cell office:value-type="float" office:value="0.137897">
            <text:p>0.137897</text:p>
          </table:table-cell>
          <table:table-cell table:formula="of:=[.B4]*(180/PI())" office:value-type="float" office:value="7.90091610751551">
            <text:p>7.9009161075</text:p>
          </table:table-cell>
          <table:table-cell office:value-type="float" office:value="0.00703011">
            <text:p>0.00703011</text:p>
          </table:table-cell>
          <table:table-cell office:value-type="float" office:value="-0.000434823">
            <text:p>-0.000434823</text:p>
          </table:table-cell>
          <table:table-cell office:value-type="float" office:value="1.20015">
            <text:p>1.20015</text:p>
          </table:table-cell>
          <table:table-cell office:value-type="float" office:value="0.320313">
            <text:p>0.320313</text:p>
          </table:table-cell>
          <table:table-cell office:value-type="float" office:value="0.05">
            <text:p>0.05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string">
            <text:p>0-&gt;15</text:p>
          </table:table-cell>
          <table:table-cell office:value-type="float" office:value="0.144052">
            <text:p>0.144052</text:p>
          </table:table-cell>
          <table:table-cell table:formula="of:=[.B5]*(180/PI())" office:value-type="float" office:value="8.25357163041853">
            <text:p>8.2535716304</text:p>
          </table:table-cell>
          <table:table-cell office:value-type="float" office:value="-0.00146153">
            <text:p>-0.00146153</text:p>
          </table:table-cell>
          <table:table-cell office:value-type="float" office:value="0.00134686">
            <text:p>0.00134686</text:p>
          </table:table-cell>
          <table:table-cell office:value-type="float" office:value="0.768407">
            <text:p>0.768407</text:p>
          </table:table-cell>
          <table:table-cell office:value-type="float" office:value="0.393338">
            <text:p>0.393338</text:p>
          </table:table-cell>
          <table:table-cell office:value-type="float" office:value="0.04">
            <text:p>0.04</text:p>
          </table:table-cell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0-&gt;20</text:p>
          </table:table-cell>
          <table:table-cell office:value-type="float" office:value="0.248122">
            <text:p>0.248122</text:p>
          </table:table-cell>
          <table:table-cell table:formula="of:=[.B6]*(180/PI())" office:value-type="float" office:value="14.216343404345">
            <text:p>14.2163434043</text:p>
          </table:table-cell>
          <table:table-cell office:value-type="float" office:value="0.0145685">
            <text:p>0.0145685</text:p>
          </table:table-cell>
          <table:table-cell office:value-type="float" office:value="-0.00128651">
            <text:p>-0.00128651</text:p>
          </table:table-cell>
          <table:table-cell office:value-type="float" office:value="0.634797">
            <text:p>0.634797</text:p>
          </table:table-cell>
          <table:table-cell office:value-type="float" office:value="0.342764">
            <text:p>0.342764</text:p>
          </table:table-cell>
          <table:table-cell office:value-type="float" office:value="0.04">
            <text:p>0.04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0-&gt;25</text:p>
          </table:table-cell>
          <table:table-cell office:value-type="float" office:value="0.260422">
            <text:p>0.260422</text:p>
          </table:table-cell>
          <table:table-cell table:formula="of:=[.B7]*(180/PI())" office:value-type="float" office:value="14.9210814923559">
            <text:p>14.9210814924</text:p>
          </table:table-cell>
          <table:table-cell office:value-type="float" office:value="0.0167782">
            <text:p>0.0167782</text:p>
          </table:table-cell>
          <table:table-cell office:value-type="float" office:value="-0.00146185">
            <text:p>-0.00146185</text:p>
          </table:table-cell>
          <table:table-cell office:value-type="float" office:value="0.347967">
            <text:p>0.347967</text:p>
          </table:table-cell>
          <table:table-cell office:value-type="float" office:value="0.174883">
            <text:p>0.174883</text:p>
          </table:table-cell>
          <table:table-cell office:value-type="float" office:value="0.05">
            <text:p>0.05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0-&gt;30</text:p>
          </table:table-cell>
          <table:table-cell office:value-type="float" office:value="0.299174">
            <text:p>0.299174</text:p>
          </table:table-cell>
          <table:table-cell table:formula="of:=[.B8]*(180/PI())" office:value-type="float" office:value="17.1414075400469">
            <text:p>17.14140754</text:p>
          </table:table-cell>
          <table:table-cell office:value-type="float" office:value="0.0208867">
            <text:p>0.0208867</text:p>
          </table:table-cell>
          <table:table-cell office:value-type="float" office:value="-0.0033853">
            <text:p>-0.0033853</text:p>
          </table:table-cell>
          <table:table-cell office:value-type="float" office:value="0.265681">
            <text:p>0.265681</text:p>
          </table:table-cell>
          <table:table-cell office:value-type="float" office:value="0.120513">
            <text:p>0.120513</text:p>
          </table:table-cell>
          <table:table-cell office:value-type="float" office:value="0.06">
            <text:p>0.06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0-&gt;35</text:p>
          </table:table-cell>
          <table:table-cell office:value-type="float" office:value="0.289102">
            <text:p>0.289102</text:p>
          </table:table-cell>
          <table:table-cell table:formula="of:=[.B9]*(180/PI())" office:value-type="float" office:value="16.5643244487911">
            <text:p>16.5643244488</text:p>
          </table:table-cell>
          <table:table-cell office:value-type="float" office:value="0.0150579">
            <text:p>0.0150579</text:p>
          </table:table-cell>
          <table:table-cell office:value-type="float" office:value="-0.00235189">
            <text:p>-0.00235189</text:p>
          </table:table-cell>
          <table:table-cell office:value-type="float" office:value="0.12185">
            <text:p>0.12185</text:p>
          </table:table-cell>
          <table:table-cell office:value-type="float" office:value="0.0368273">
            <text:p>0.0368273</text:p>
          </table:table-cell>
          <table:table-cell office:value-type="float" office:value="0.06">
            <text:p>0.06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0-&gt;-5</text:p>
          </table:table-cell>
          <table:table-cell office:value-type="float" office:value="-0.07672">
            <text:p>-0.07672</text:p>
          </table:table-cell>
          <table:table-cell table:formula="of:=[.B11]*(180/PI())" office:value-type="float" office:value="-4.39573220424368">
            <text:p>-4.3957322042</text:p>
          </table:table-cell>
          <table:table-cell office:value-type="float" office:value="-0.0046">
            <text:p>-0.0046</text:p>
          </table:table-cell>
          <table:table-cell office:value-type="float" office:value="0.00382287">
            <text:p>0.00382287</text:p>
          </table:table-cell>
          <table:table-cell office:value-type="float" office:value="1.48641">
            <text:p>1.48641</text:p>
          </table:table-cell>
          <table:table-cell office:value-type="float" office:value="0.0087844">
            <text:p>0.0087844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0-&gt;-10</text:p>
          </table:table-cell>
          <table:table-cell office:value-type="float" office:value="-0.170058">
            <text:p>-0.170058</text:p>
          </table:table-cell>
          <table:table-cell table:formula="of:=[.B12]*(180/PI())" office:value-type="float" office:value="-9.74360567243575">
            <text:p>-9.7436056724</text:p>
          </table:table-cell>
          <table:table-cell office:value-type="float" office:value="-0.0127245">
            <text:p>-0.0127245</text:p>
          </table:table-cell>
          <table:table-cell office:value-type="float" office:value="0.00379992">
            <text:p>0.00379992</text:p>
          </table:table-cell>
          <table:table-cell office:value-type="float" office:value="1.18971">
            <text:p>1.18971</text:p>
          </table:table-cell>
          <table:table-cell office:value-type="float" office:value="0.299958">
            <text:p>0.299958</text:p>
          </table:table-cell>
          <table:table-cell office:value-type="float" office:value="0.05">
            <text:p>0.05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15</text:p>
          </table:table-cell>
          <table:table-cell office:value-type="float" office:value="-0.266653">
            <text:p>-0.266653</text:p>
          </table:table-cell>
          <table:table-cell table:formula="of:=[.B13]*(180/PI())" office:value-type="float" office:value="-15.2780914945019">
            <text:p>-15.2780914945</text:p>
          </table:table-cell>
          <table:table-cell office:value-type="float" office:value="-0.0103247">
            <text:p>-0.0103247</text:p>
          </table:table-cell>
          <table:table-cell office:value-type="float" office:value="0.00284013">
            <text:p>0.00284013</text:p>
          </table:table-cell>
          <table:table-cell office:value-type="float" office:value="0.498583">
            <text:p>0.498583</text:p>
          </table:table-cell>
          <table:table-cell office:value-type="float" office:value="0.263292">
            <text:p>0.263292</text:p>
          </table:table-cell>
          <table:table-cell office:value-type="float" office:value="0.03">
            <text:p>0.03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20</text:p>
          </table:table-cell>
          <table:table-cell office:value-type="float" office:value="-0.399932">
            <text:p>-0.399932</text:p>
          </table:table-cell>
          <table:table-cell table:formula="of:=[.B14]*(180/PI())" office:value-type="float" office:value="-22.914415692226">
            <text:p>-22.9144156922</text:p>
          </table:table-cell>
          <table:table-cell office:value-type="float" office:value="-0.0165149">
            <text:p>-0.0165149</text:p>
          </table:table-cell>
          <table:table-cell office:value-type="float" office:value="0.0044027">
            <text:p>0.0044027</text:p>
          </table:table-cell>
          <table:table-cell office:value-type="float" office:value="0.464244">
            <text:p>0.464244</text:p>
          </table:table-cell>
          <table:table-cell office:value-type="float" office:value="0.236509">
            <text:p>0.236509</text:p>
          </table:table-cell>
          <table:table-cell office:value-type="float" office:value="0.04">
            <text:p>0.04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25</text:p>
          </table:table-cell>
          <table:table-cell office:value-type="float" office:value="-0.433432">
            <text:p>-0.433432</text:p>
          </table:table-cell>
          <table:table-cell table:formula="of:=[.B15]*(180/PI())" office:value-type="float" office:value="-24.8338243059143">
            <text:p>-24.8338243059</text:p>
          </table:table-cell>
          <table:table-cell office:value-type="float" office:value="-0.0227282">
            <text:p>-0.0227282</text:p>
          </table:table-cell>
          <table:table-cell office:value-type="float" office:value="0.00525985">
            <text:p>0.00525985</text:p>
          </table:table-cell>
          <table:table-cell office:value-type="float" office:value="0.538861">
            <text:p>0.538861</text:p>
          </table:table-cell>
          <table:table-cell office:value-type="float" office:value="0.273006">
            <text:p>0.273006</text:p>
          </table:table-cell>
          <table:table-cell office:value-type="float" office:value="0.03">
            <text:p>0.03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30</text:p>
          </table:table-cell>
          <table:table-cell office:value-type="float" office:value="-0.433365">
            <text:p>-0.433365</text:p>
          </table:table-cell>
          <table:table-cell table:formula="of:=[.B16]*(180/PI())" office:value-type="float" office:value="-24.8299854886869">
            <text:p>-24.8299854887</text:p>
          </table:table-cell>
          <table:table-cell office:value-type="float" office:value="-0.0234232">
            <text:p>-0.0234232</text:p>
          </table:table-cell>
          <table:table-cell office:value-type="float" office:value="0.00736752">
            <text:p>0.00736752</text:p>
          </table:table-cell>
          <table:table-cell office:value-type="float" office:value="0.47465">
            <text:p>0.47465</text:p>
          </table:table-cell>
          <table:table-cell office:value-type="float" office:value="0.238129">
            <text:p>0.238129</text:p>
          </table:table-cell>
          <table:table-cell office:value-type="float" office:value="0.02">
            <text:p>0.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35</text:p>
          </table:table-cell>
          <table:table-cell office:value-type="float" office:value="-0.269027">
            <text:p>-0.269027</text:p>
          </table:table-cell>
          <table:table-cell table:formula="of:=[.B17]*(180/PI())" office:value-type="float" office:value="-15.414111675066">
            <text:p>-15.4141116751</text:p>
          </table:table-cell>
          <table:table-cell office:value-type="float" office:value="-0.00981398">
            <text:p>-0.00981398</text:p>
          </table:table-cell>
          <table:table-cell office:value-type="float" office:value="0.00249131">
            <text:p>0.00249131</text:p>
          </table:table-cell>
          <table:table-cell office:value-type="float" office:value="0.372627">
            <text:p>0.372627</text:p>
          </table:table-cell>
          <table:table-cell office:value-type="float" office:value="0.184473">
            <text:p>0.184473</text:p>
          </table:table-cell>
          <table:table-cell office:value-type="float" office:value="0.03">
            <text:p>0.03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4" table:number-columns-repeated="12" table:default-cell-style-name="Default"/>
        <table:table-row table:style-name="ro1">
          <table:table-cell table:style-name="ce1" office:value-type="string" table:number-columns-spanned="10" table:number-rows-spanned="1">
            <text:p>METHOD 2: ROTATION &amp; SCALED TRANSLATION</text:p>
          </table:table-cell>
          <table:covered-table-cell table:number-columns-repeated="9" table:style-name="ce2"/>
          <table:table-cell table:style-name="ce2" table:number-columns-repeated="2"/>
        </table:table-row>
        <table:table-row table:style-name="ro2">
          <table:table-cell table:style-name="ce2" office:value-type="string">
            <text:p>Actual Angle</text:p>
          </table:table-cell>
          <table:table-cell table:number-columns-repeated="2" table:style-name="ce2" office:value-type="string">
            <text:p>Output Angle</text:p>
          </table:table-cell>
          <table:table-cell table:style-name="ce2" office:value-type="string">
            <text:p>Dx</text:p>
          </table:table-cell>
          <table:table-cell table:style-name="ce2" office:value-type="string">
            <text:p>D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x</text:p>
          </table:table-cell>
          <table:table-cell table:style-name="ce2" office:value-type="string">
            <text:p>Ty</text:p>
          </table:table-cell>
        </table:table-row>
        <table:table-row table:style-name="ro1">
          <table:table-cell office:value-type="string">
            <text:p>0-&gt;5</text:p>
          </table:table-cell>
          <table:table-cell/>
          <table:table-cell table:formula="of:=[.B3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10</text:p>
          </table:table-cell>
          <table:table-cell/>
          <table:table-cell table:formula="of:=[.B4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15</text:p>
          </table:table-cell>
          <table:table-cell/>
          <table:table-cell table:formula="of:=[.B5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20</text:p>
          </table:table-cell>
          <table:table-cell/>
          <table:table-cell table:formula="of:=[.B6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25</text:p>
          </table:table-cell>
          <table:table-cell/>
          <table:table-cell table:formula="of:=[.B7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30</text:p>
          </table:table-cell>
          <table:table-cell/>
          <table:table-cell table:formula="of:=[.B8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35</text:p>
          </table:table-cell>
          <table:table-cell/>
          <table:table-cell table:formula="of:=[.B9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0-&gt;-5</text:p>
          </table:table-cell>
          <table:table-cell/>
          <table:table-cell table:formula="of:=[.B11]*(180/PI())" office:value-type="float" office:value="0">
            <text:p>0</text:p>
          </table:table-cell>
          <table:table-cell table:number-columns-repeated="3"/>
          <table:table-cell office:value-type="float" office:value="0.00893204">
            <text:p>0.00893204</text:p>
          </table:table-cell>
          <table:table-cell office:value-type="float" office:value="0.02">
            <text:p>0.02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0-&gt;-10</text:p>
          </table:table-cell>
          <table:table-cell/>
          <table:table-cell table:formula="of:=[.B12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-15</text:p>
          </table:table-cell>
          <table:table-cell/>
          <table:table-cell table:formula="of:=[.B13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-20</text:p>
          </table:table-cell>
          <table:table-cell/>
          <table:table-cell table:formula="of:=[.B14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-25</text:p>
          </table:table-cell>
          <table:table-cell/>
          <table:table-cell table:formula="of:=[.B15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-30</text:p>
          </table:table-cell>
          <table:table-cell/>
          <table:table-cell table:formula="of:=[.B16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0-&gt;-35</text:p>
          </table:table-cell>
          <table:table-cell/>
          <table:table-cell table:formula="of:=[.B17]*(180/PI())" office:value-type="float" office:value="0">
            <text:p>0</text:p>
          </table:table-cell>
          <table:table-cell table:number-columns-repeated="9"/>
        </table:table-row>
      </table:table>
      <table:table table:name="Sheet3" table:style-name="ta1">
        <table:table-column table:style-name="co4" table:number-columns-repeated="12" table:default-cell-style-name="Default"/>
        <table:table-row table:style-name="ro1">
          <table:table-cell table:style-name="ce1" office:value-type="string" table:number-columns-spanned="10" table:number-rows-spanned="1">
            <text:p>METHOD 3: ROTATION &amp; SCALED TRANSLATION_WITH_REGULARIZATION</text:p>
          </table:table-cell>
          <table:covered-table-cell table:number-columns-repeated="9" table:style-name="ce2"/>
          <table:table-cell table:style-name="ce2" table:number-columns-repeated="2"/>
        </table:table-row>
        <table:table-row table:style-name="ro2">
          <table:table-cell table:style-name="ce2" office:value-type="string">
            <text:p>Actual Angle</text:p>
          </table:table-cell>
          <table:table-cell table:number-columns-repeated="2" table:style-name="ce2" office:value-type="string">
            <text:p>Output Angle</text:p>
          </table:table-cell>
          <table:table-cell table:style-name="ce2" office:value-type="string">
            <text:p>Dx</text:p>
          </table:table-cell>
          <table:table-cell table:style-name="ce2" office:value-type="string">
            <text:p>D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x</text:p>
          </table:table-cell>
          <table:table-cell table:style-name="ce2" office:value-type="string">
            <text:p>Ty</text:p>
          </table:table-cell>
        </table:table-row>
        <table:table-row table:style-name="ro1">
          <table:table-cell office:value-type="string">
            <text:p>0-&gt;5</text:p>
          </table:table-cell>
          <table:table-cell office:value-type="float" office:value="0.0878627">
            <text:p>0.0878627</text:p>
          </table:table-cell>
          <table:table-cell table:formula="of:=[.B3]*(180/PI())" office:value-type="float" office:value="5.0341618866241">
            <text:p>5.0341618866</text:p>
          </table:table-cell>
          <table:table-cell table:number-columns-repeated="9"/>
        </table:table-row>
        <table:table-row table:style-name="ro1">
          <table:table-cell office:value-type="string">
            <text:p>0-&gt;10</text:p>
          </table:table-cell>
          <table:table-cell office:value-type="float" office:value="0.137897">
            <text:p>0.137897</text:p>
          </table:table-cell>
          <table:table-cell table:formula="of:=[.B4]*(180/PI())" office:value-type="float" office:value="7.90091610751551">
            <text:p>7.9009161075</text:p>
          </table:table-cell>
          <table:table-cell table:number-columns-repeated="9"/>
        </table:table-row>
        <table:table-row table:style-name="ro1">
          <table:table-cell office:value-type="string">
            <text:p>0-&gt;15</text:p>
          </table:table-cell>
          <table:table-cell office:value-type="float" office:value="0.144052">
            <text:p>0.144052</text:p>
          </table:table-cell>
          <table:table-cell table:formula="of:=[.B5]*(180/PI())" office:value-type="float" office:value="8.25357163041853">
            <text:p>8.2535716304</text:p>
          </table:table-cell>
          <table:table-cell table:number-columns-repeated="9"/>
        </table:table-row>
        <table:table-row table:style-name="ro1">
          <table:table-cell office:value-type="string">
            <text:p>0-&gt;20</text:p>
          </table:table-cell>
          <table:table-cell office:value-type="float" office:value="0.248122">
            <text:p>0.248122</text:p>
          </table:table-cell>
          <table:table-cell table:formula="of:=[.B6]*(180/PI())" office:value-type="float" office:value="14.216343404345">
            <text:p>14.2163434043</text:p>
          </table:table-cell>
          <table:table-cell table:number-columns-repeated="9"/>
        </table:table-row>
        <table:table-row table:style-name="ro1">
          <table:table-cell office:value-type="string">
            <text:p>0-&gt;25</text:p>
          </table:table-cell>
          <table:table-cell office:value-type="float" office:value="0.260422">
            <text:p>0.260422</text:p>
          </table:table-cell>
          <table:table-cell table:formula="of:=[.B7]*(180/PI())" office:value-type="float" office:value="14.9210814923559">
            <text:p>14.9210814924</text:p>
          </table:table-cell>
          <table:table-cell table:number-columns-repeated="9"/>
        </table:table-row>
        <table:table-row table:style-name="ro1">
          <table:table-cell office:value-type="string">
            <text:p>0-&gt;30</text:p>
          </table:table-cell>
          <table:table-cell office:value-type="float" office:value="0.299174">
            <text:p>0.299174</text:p>
          </table:table-cell>
          <table:table-cell table:formula="of:=[.B8]*(180/PI())" office:value-type="float" office:value="17.1414075400469">
            <text:p>17.14140754</text:p>
          </table:table-cell>
          <table:table-cell table:number-columns-repeated="9"/>
        </table:table-row>
        <table:table-row table:style-name="ro1">
          <table:table-cell office:value-type="string">
            <text:p>0-&gt;35</text:p>
          </table:table-cell>
          <table:table-cell office:value-type="float" office:value="0.289102">
            <text:p>0.289102</text:p>
          </table:table-cell>
          <table:table-cell table:formula="of:=[.B9]*(180/PI())" office:value-type="float" office:value="16.5643244487911">
            <text:p>16.564324448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0-&gt;-5</text:p>
          </table:table-cell>
          <table:table-cell office:value-type="float" office:value="-0.07672">
            <text:p>-0.07672</text:p>
          </table:table-cell>
          <table:table-cell table:formula="of:=[.B11]*(180/PI())" office:value-type="float" office:value="-4.39573220424368">
            <text:p>-4.3957322042</text:p>
          </table:table-cell>
          <table:table-cell table:number-columns-repeated="9"/>
        </table:table-row>
        <table:table-row table:style-name="ro1">
          <table:table-cell office:value-type="string">
            <text:p>0-&gt;-10</text:p>
          </table:table-cell>
          <table:table-cell office:value-type="float" office:value="-0.170058">
            <text:p>-0.170058</text:p>
          </table:table-cell>
          <table:table-cell table:formula="of:=[.B12]*(180/PI())" office:value-type="float" office:value="-9.74360567243575">
            <text:p>-9.7436056724</text:p>
          </table:table-cell>
          <table:table-cell table:number-columns-repeated="9"/>
        </table:table-row>
        <table:table-row table:style-name="ro1">
          <table:table-cell office:value-type="string">
            <text:p>0-&gt;-15</text:p>
          </table:table-cell>
          <table:table-cell office:value-type="float" office:value="-0.266653">
            <text:p>-0.266653</text:p>
          </table:table-cell>
          <table:table-cell table:formula="of:=[.B13]*(180/PI())" office:value-type="float" office:value="-15.2780914945019">
            <text:p>-15.2780914945</text:p>
          </table:table-cell>
          <table:table-cell table:number-columns-repeated="9"/>
        </table:table-row>
        <table:table-row table:style-name="ro1">
          <table:table-cell office:value-type="string">
            <text:p>0-&gt;-20</text:p>
          </table:table-cell>
          <table:table-cell office:value-type="float" office:value="-0.399932">
            <text:p>-0.399932</text:p>
          </table:table-cell>
          <table:table-cell table:formula="of:=[.B14]*(180/PI())" office:value-type="float" office:value="-22.914415692226">
            <text:p>-22.9144156922</text:p>
          </table:table-cell>
          <table:table-cell table:number-columns-repeated="9"/>
        </table:table-row>
        <table:table-row table:style-name="ro1">
          <table:table-cell office:value-type="string">
            <text:p>0-&gt;-25</text:p>
          </table:table-cell>
          <table:table-cell office:value-type="float" office:value="-0.433432">
            <text:p>-0.433432</text:p>
          </table:table-cell>
          <table:table-cell table:formula="of:=[.B15]*(180/PI())" office:value-type="float" office:value="-24.8338243059143">
            <text:p>-24.8338243059</text:p>
          </table:table-cell>
          <table:table-cell table:number-columns-repeated="9"/>
        </table:table-row>
        <table:table-row table:style-name="ro1">
          <table:table-cell office:value-type="string">
            <text:p>0-&gt;-30</text:p>
          </table:table-cell>
          <table:table-cell office:value-type="float" office:value="-0.433365">
            <text:p>-0.433365</text:p>
          </table:table-cell>
          <table:table-cell table:formula="of:=[.B16]*(180/PI())" office:value-type="float" office:value="-24.8299854886869">
            <text:p>-24.8299854887</text:p>
          </table:table-cell>
          <table:table-cell table:number-columns-repeated="9"/>
        </table:table-row>
        <table:table-row table:style-name="ro1">
          <table:table-cell office:value-type="string">
            <text:p>0-&gt;-35</text:p>
          </table:table-cell>
          <table:table-cell office:value-type="float" office:value="-0.269027">
            <text:p>-0.269027</text:p>
          </table:table-cell>
          <table:table-cell table:formula="of:=[.B17]*(180/PI())" office:value-type="float" office:value="-15.414111675066">
            <text:p>-15.4141116751</text:p>
          </table:table-cell>
          <table:table-cell table:number-columns-repeated="9"/>
        </table:table-row>
      </table:table>
      <table:table table:name="Sheet4" table:style-name="ta1">
        <table:table-column table:style-name="co4" table:number-columns-repeated="12" table:default-cell-style-name="Default"/>
        <table:table-row table:style-name="ro1">
          <table:table-cell table:style-name="ce1" office:value-type="string" table:number-columns-spanned="10" table:number-rows-spanned="1">
            <text:p>METHOD 4: ESTIMATE RIGID TRANSFORM</text:p>
          </table:table-cell>
          <table:covered-table-cell table:number-columns-repeated="9" table:style-name="ce2"/>
          <table:table-cell table:style-name="ce2" table:number-columns-repeated="2"/>
        </table:table-row>
        <table:table-row table:style-name="ro2">
          <table:table-cell table:style-name="ce2" office:value-type="string">
            <text:p>Actual Angle</text:p>
          </table:table-cell>
          <table:table-cell table:number-columns-repeated="2" table:style-name="ce2" office:value-type="string">
            <text:p>Output Angle</text:p>
          </table:table-cell>
          <table:table-cell table:style-name="ce2" office:value-type="string">
            <text:p>Dx</text:p>
          </table:table-cell>
          <table:table-cell table:style-name="ce2" office:value-type="string">
            <text:p>D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x</text:p>
          </table:table-cell>
          <table:table-cell table:style-name="ce2" office:value-type="string">
            <text:p>Ty</text:p>
          </table:table-cell>
        </table:table-row>
        <table:table-row table:style-name="ro1">
          <table:table-cell office:value-type="string">
            <text:p>0-&gt;5</text:p>
          </table:table-cell>
          <table:table-cell office:value-type="float" office:value="0.0878627">
            <text:p>0.0878627</text:p>
          </table:table-cell>
          <table:table-cell table:formula="of:=[.B3]*(180/PI())" office:value-type="float" office:value="5.0341618866241">
            <text:p>5.0341618866</text:p>
          </table:table-cell>
          <table:table-cell table:number-columns-repeated="9"/>
        </table:table-row>
        <table:table-row table:style-name="ro1">
          <table:table-cell office:value-type="string">
            <text:p>0-&gt;10</text:p>
          </table:table-cell>
          <table:table-cell office:value-type="float" office:value="0.137897">
            <text:p>0.137897</text:p>
          </table:table-cell>
          <table:table-cell table:formula="of:=[.B4]*(180/PI())" office:value-type="float" office:value="7.90091610751551">
            <text:p>7.9009161075</text:p>
          </table:table-cell>
          <table:table-cell table:number-columns-repeated="9"/>
        </table:table-row>
        <table:table-row table:style-name="ro1">
          <table:table-cell office:value-type="string">
            <text:p>0-&gt;15</text:p>
          </table:table-cell>
          <table:table-cell office:value-type="float" office:value="0.144052">
            <text:p>0.144052</text:p>
          </table:table-cell>
          <table:table-cell table:formula="of:=[.B5]*(180/PI())" office:value-type="float" office:value="8.25357163041853">
            <text:p>8.2535716304</text:p>
          </table:table-cell>
          <table:table-cell table:number-columns-repeated="9"/>
        </table:table-row>
        <table:table-row table:style-name="ro1">
          <table:table-cell office:value-type="string">
            <text:p>0-&gt;20</text:p>
          </table:table-cell>
          <table:table-cell office:value-type="float" office:value="0.248122">
            <text:p>0.248122</text:p>
          </table:table-cell>
          <table:table-cell table:formula="of:=[.B6]*(180/PI())" office:value-type="float" office:value="14.216343404345">
            <text:p>14.2163434043</text:p>
          </table:table-cell>
          <table:table-cell table:number-columns-repeated="9"/>
        </table:table-row>
        <table:table-row table:style-name="ro1">
          <table:table-cell office:value-type="string">
            <text:p>0-&gt;25</text:p>
          </table:table-cell>
          <table:table-cell office:value-type="float" office:value="0.260422">
            <text:p>0.260422</text:p>
          </table:table-cell>
          <table:table-cell table:formula="of:=[.B7]*(180/PI())" office:value-type="float" office:value="14.9210814923559">
            <text:p>14.9210814924</text:p>
          </table:table-cell>
          <table:table-cell table:number-columns-repeated="9"/>
        </table:table-row>
        <table:table-row table:style-name="ro1">
          <table:table-cell office:value-type="string">
            <text:p>0-&gt;30</text:p>
          </table:table-cell>
          <table:table-cell office:value-type="float" office:value="0.299174">
            <text:p>0.299174</text:p>
          </table:table-cell>
          <table:table-cell table:formula="of:=[.B8]*(180/PI())" office:value-type="float" office:value="17.1414075400469">
            <text:p>17.14140754</text:p>
          </table:table-cell>
          <table:table-cell table:number-columns-repeated="9"/>
        </table:table-row>
        <table:table-row table:style-name="ro1">
          <table:table-cell office:value-type="string">
            <text:p>0-&gt;35</text:p>
          </table:table-cell>
          <table:table-cell office:value-type="float" office:value="0.289102">
            <text:p>0.289102</text:p>
          </table:table-cell>
          <table:table-cell table:formula="of:=[.B9]*(180/PI())" office:value-type="float" office:value="16.5643244487911">
            <text:p>16.564324448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0-&gt;-5</text:p>
          </table:table-cell>
          <table:table-cell office:value-type="float" office:value="-0.07672">
            <text:p>-0.07672</text:p>
          </table:table-cell>
          <table:table-cell table:formula="of:=[.B11]*(180/PI())" office:value-type="float" office:value="-4.39573220424368">
            <text:p>-4.3957322042</text:p>
          </table:table-cell>
          <table:table-cell table:number-columns-repeated="9"/>
        </table:table-row>
        <table:table-row table:style-name="ro1">
          <table:table-cell office:value-type="string">
            <text:p>0-&gt;-10</text:p>
          </table:table-cell>
          <table:table-cell office:value-type="float" office:value="-0.170058">
            <text:p>-0.170058</text:p>
          </table:table-cell>
          <table:table-cell table:formula="of:=[.B12]*(180/PI())" office:value-type="float" office:value="-9.74360567243575">
            <text:p>-9.7436056724</text:p>
          </table:table-cell>
          <table:table-cell table:number-columns-repeated="9"/>
        </table:table-row>
        <table:table-row table:style-name="ro1">
          <table:table-cell office:value-type="string">
            <text:p>0-&gt;-15</text:p>
          </table:table-cell>
          <table:table-cell office:value-type="float" office:value="-0.266653">
            <text:p>-0.266653</text:p>
          </table:table-cell>
          <table:table-cell table:formula="of:=[.B13]*(180/PI())" office:value-type="float" office:value="-15.2780914945019">
            <text:p>-15.2780914945</text:p>
          </table:table-cell>
          <table:table-cell table:number-columns-repeated="9"/>
        </table:table-row>
        <table:table-row table:style-name="ro1">
          <table:table-cell office:value-type="string">
            <text:p>0-&gt;-20</text:p>
          </table:table-cell>
          <table:table-cell office:value-type="float" office:value="-0.399932">
            <text:p>-0.399932</text:p>
          </table:table-cell>
          <table:table-cell table:formula="of:=[.B14]*(180/PI())" office:value-type="float" office:value="-22.914415692226">
            <text:p>-22.9144156922</text:p>
          </table:table-cell>
          <table:table-cell table:number-columns-repeated="9"/>
        </table:table-row>
        <table:table-row table:style-name="ro1">
          <table:table-cell office:value-type="string">
            <text:p>0-&gt;-25</text:p>
          </table:table-cell>
          <table:table-cell office:value-type="float" office:value="-0.433432">
            <text:p>-0.433432</text:p>
          </table:table-cell>
          <table:table-cell table:formula="of:=[.B15]*(180/PI())" office:value-type="float" office:value="-24.8338243059143">
            <text:p>-24.8338243059</text:p>
          </table:table-cell>
          <table:table-cell table:number-columns-repeated="9"/>
        </table:table-row>
        <table:table-row table:style-name="ro1">
          <table:table-cell office:value-type="string">
            <text:p>0-&gt;-30</text:p>
          </table:table-cell>
          <table:table-cell office:value-type="float" office:value="-0.433365">
            <text:p>-0.433365</text:p>
          </table:table-cell>
          <table:table-cell table:formula="of:=[.B16]*(180/PI())" office:value-type="float" office:value="-24.8299854886869">
            <text:p>-24.8299854887</text:p>
          </table:table-cell>
          <table:table-cell table:number-columns-repeated="9"/>
        </table:table-row>
        <table:table-row table:style-name="ro1">
          <table:table-cell office:value-type="string">
            <text:p>0-&gt;-35</text:p>
          </table:table-cell>
          <table:table-cell office:value-type="float" office:value="-0.269027">
            <text:p>-0.269027</text:p>
          </table:table-cell>
          <table:table-cell table:formula="of:=[.B17]*(180/PI())" office:value-type="float" office:value="-15.414111675066">
            <text:p>-15.414111675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3:55:48</meta:creation-date>
    <meta:editing-duration>PT12M28S</meta:editing-duration>
    <meta:editing-cycles>10</meta:editing-cycles>
    <meta:generator>LibreOffice/3.5$Linux_X86_64 LibreOffice_project/350m1$Build-2</meta:generator>
    <dc:date>2013-10-19T00:09:05</dc:date>
    <dc:creator>Mohit </dc:creator>
    <meta:document-statistic meta:table-count="4" meta:cell-count="315" meta:object-count="0"/>
  </office:meta>
</office:document-meta>
</file>